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62cm"/>
    </style:style>
    <style:style style:name="co3" style:family="table-column">
      <style:table-column-properties fo:break-before="auto" style:column-width="4.048cm"/>
    </style:style>
    <style:style style:name="co4" style:family="table-column">
      <style:table-column-properties fo:break-before="auto" style:column-width="4.424cm"/>
    </style:style>
    <style:style style:name="co5" style:family="table-column">
      <style:table-column-properties fo:break-before="auto" style:column-width="5.1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/>
    <style:style style:name="ce3" style:family="table-cell" style:parent-style-name="Default" style:data-style-name="N106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2"/>
        <table:table-column table:style-name="co5" table:default-cell-style-name="ce2"/>
        <table:table-column table:style-name="co1" table:default-cell-style-name="ce3"/>
        <table:table-column table:style-name="co1" table:default-cell-style-name="Default"/>
        <table:table-row table:style-name="ro1">
          <table:table-cell table:number-columns-repeated="2"/>
          <table:table-cell table:style-name="ce1" office:value-type="string" table:number-columns-spanned="6" table:number-rows-spanned="2">
            <text:p>Rentensimulation</text:p>
          </table:table-cell>
          <table:covered-table-cell table:number-columns-repeated="3"/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number-columns-repeated="2"/>
          <table:covered-table-cell table:style-name="Default"/>
          <table:covered-table-cell table:number-columns-repeated="3"/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/>
          <table:table-cell office:value-type="string">
            <text:p>Zinssatz</text:p>
          </table:table-cell>
          <table:table-cell table:style-name="ce2" office:value-type="percentage" office:value="0.02">
            <text:p>2,00%</text:p>
          </table:table-cell>
          <table:table-cell/>
          <table:table-cell office:value-type="string">
            <text:p>Wert</text:p>
          </table:table-cell>
          <table:table-cell office:value-type="string">
            <text:p>Sterbefaktor</text:p>
          </table:table-cell>
          <table:table-cell table:style-name="Default" office:value-type="float" office:value="0.95">
            <text:p>0,95</text:p>
          </table:table-cell>
          <table:table-cell table:style-name="Default"/>
          <table:table-cell table:style-name="Default" office:value-type="string">
            <text:p>Rente</text:p>
          </table:table-cell>
          <table:table-cell table:style-name="ce3" office:value-type="currency" office:currency="EUR" office:value="3000">
            <text:p>3.000,00 €</text:p>
          </table:table-cell>
        </table:table-row>
        <table:table-row table:style-name="ro1">
          <table:table-cell office:value-type="string">
            <text:p>Alter</text:p>
          </table:table-cell>
          <table:table-cell office:value-type="string">
            <text:p>Einzahlungsjahre</text:p>
          </table:table-cell>
          <table:table-cell table:style-name="Default" office:value-type="string">
            <text:p>Beitrag</text:p>
          </table:table-cell>
          <table:table-cell office:value-type="string">
            <text:p>Wert bei Renteneintritt</text:p>
          </table:table-cell>
          <table:table-cell table:formula="of:=[.D41]" office:value-type="currency" office:currency="EUR" office:value="62393.2406229423">
            <text:p>62.393,24 €</text:p>
          </table:table-cell>
          <table:table-cell office:value-type="string">
            <text:p>Alter</text:p>
          </table:table-cell>
          <table:table-cell table:style-name="Default" office:value-type="string">
            <text:p>Sterbewahrscheinlichkeit</text:p>
          </table:table-cell>
          <table:table-cell table:style-name="Default" office:value-type="string">
            <text:p>Überlebenswahrscheinlichkeit</text:p>
          </table:table-cell>
          <table:table-cell table:style-name="Default" office:value-type="string">
            <text:p>Wert</text:p>
          </table:table-cell>
          <table:table-cell table:formula="of:=[.I41]" office:value-type="currency" office:currency="EUR" office:value="58315.6850235931">
            <text:p>58.315,69 €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currency" office:currency="EUR" office:value="1200">
            <text:p>1.200,00 €</text:p>
          </table:table-cell>
          <table:table-cell table:formula="of:=[.C5]*(1+[.$C$3])^(65-[.A5])" office:value-type="currency" office:currency="EUR" office:value="2399.86746319495">
            <text:p>2.399,87 €</text:p>
          </table:table-cell>
          <table:table-cell/>
          <table:table-cell office:value-type="float" office:value="65">
            <text:p>65</text:p>
          </table:table-cell>
          <table:table-cell office:value-type="percentage" office:value="0">
            <text:p>0,00%</text:p>
          </table:table-cell>
          <table:table-cell table:style-name="Default" table:formula="of:=(1-[.G5])" office:value-type="percentage" office:value="1">
            <text:p>100,00%</text:p>
          </table:table-cell>
          <table:table-cell table:formula="of:=[.$J$3]*[.H5]/(1+[.$C$3])^([.F5]-65)" office:value-type="currency" office:currency="EUR" office:value="3000">
            <text:p>3.000,00 €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currency" office:currency="EUR" office:value="1200">
            <text:p>1.200,00 €</text:p>
          </table:table-cell>
          <table:table-cell table:formula="of:=[.C6]*(1+[.$C$3])^(65-[.A6])" office:value-type="currency" office:currency="EUR" office:value="2352.81123842642">
            <text:p>2.352,81 €</text:p>
          </table:table-cell>
          <table:table-cell/>
          <table:table-cell office:value-type="float" office:value="66">
            <text:p>66</text:p>
          </table:table-cell>
          <table:table-cell table:formula="of:=(1+0.007)^([.F6]-[.$F$5])*[.$G$3]-1" office:value-type="percentage" office:value="-0.04335">
            <text:p>-4,34%</text:p>
          </table:table-cell>
          <table:table-cell table:formula="of:=(1-[.G6])*[.H5]" office:value-type="percentage" office:value="1.04335">
            <text:p>104,34%</text:p>
          </table:table-cell>
          <table:table-cell table:formula="of:=[.$J$3]*[.H6]/(1+[.$C$3])^([.F6]-65)" office:value-type="currency" office:currency="EUR" office:value="3068.67647058824">
            <text:p>3.068,68 €</text:p>
          </table:table-cell>
          <table:table-cell table:formula="of:=[.E4]-[.J4]" office:value-type="currency" office:currency="EUR" office:value="4077.55559934916">
            <text:p>4.077,56 €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currency" office:currency="EUR" office:value="1200">
            <text:p>1.200,00 €</text:p>
          </table:table-cell>
          <table:table-cell table:formula="of:=[.C7]*(1+[.$C$3])^(65-[.A7])" office:value-type="currency" office:currency="EUR" office:value="2306.67768473178">
            <text:p>2.306,68 €</text:p>
          </table:table-cell>
          <table:table-cell/>
          <table:table-cell office:value-type="float" office:value="67">
            <text:p>67</text:p>
          </table:table-cell>
          <table:table-cell table:formula="of:=(1+0.007)^([.F7]-[.$F$5])*[.$G$3]-1" office:value-type="percentage" office:value="-0.0366534500000002">
            <text:p>-3,67%</text:p>
          </table:table-cell>
          <table:table-cell table:formula="of:=(1-[.G7])*[.H6]" office:value-type="percentage" office:value="1.0815923770575">
            <text:p>108,16%</text:p>
          </table:table-cell>
          <table:table-cell table:formula="of:=[.$J$3]*[.H7]/(1+[.$C$3])^([.F7]-65)" office:value-type="currency" office:currency="EUR" office:value="3118.77848055796">
            <text:p>3.118,78 €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currency" office:currency="EUR" office:value="1200">
            <text:p>1.200,00 €</text:p>
          </table:table-cell>
          <table:table-cell table:formula="of:=[.C8]*(1+[.$C$3])^(65-[.A8])" office:value-type="currency" office:currency="EUR" office:value="2261.44871052136">
            <text:p>2.261,45 €</text:p>
          </table:table-cell>
          <table:table-cell/>
          <table:table-cell office:value-type="float" office:value="68">
            <text:p>68</text:p>
          </table:table-cell>
          <table:table-cell table:formula="of:=(1+0.007)^([.F8]-[.$F$5])*[.$G$3]-1" office:value-type="percentage" office:value="-0.0299100241500001">
            <text:p>-2,99%</text:p>
          </table:table-cell>
          <table:table-cell table:formula="of:=(1-[.G8])*[.H7]" office:value-type="percentage" office:value="1.11394283117575">
            <text:p>111,39%</text:p>
          </table:table-cell>
          <table:table-cell table:formula="of:=[.$J$3]*[.H8]/(1+[.$C$3])^([.F8]-65)" office:value-type="currency" office:currency="EUR" office:value="3149.07962767642">
            <text:p>3.149,08 €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currency" office:currency="EUR" office:value="1200">
            <text:p>1.200,00 €</text:p>
          </table:table-cell>
          <table:table-cell table:formula="of:=[.C9]*(1+[.$C$3])^(65-[.A9])" office:value-type="currency" office:currency="EUR" office:value="2217.10657894251">
            <text:p>2.217,11 €</text:p>
          </table:table-cell>
          <table:table-cell/>
          <table:table-cell office:value-type="float" office:value="69">
            <text:p>69</text:p>
          </table:table-cell>
          <table:table-cell table:formula="of:=(1+0.007)^([.F9]-[.$F$5])*[.$G$3]-1" office:value-type="percentage" office:value="-0.0231193943190504">
            <text:p>-2,31%</text:p>
          </table:table-cell>
          <table:table-cell table:formula="of:=(1-[.G9])*[.H8]" office:value-type="percentage" office:value="1.13969651473858">
            <text:p>113,97%</text:p>
          </table:table-cell>
          <table:table-cell table:formula="of:=[.$J$3]*[.H9]/(1+[.$C$3])^([.F9]-65)" office:value-type="currency" office:currency="EUR" office:value="3158.71023659878">
            <text:p>3.158,71 €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currency" office:currency="EUR" office:value="1200">
            <text:p>1.200,00 €</text:p>
          </table:table-cell>
          <table:table-cell table:formula="of:=[.C10]*(1+[.$C$3])^(65-[.A10])" office:value-type="currency" office:currency="EUR" office:value="2173.63390092403">
            <text:p>2.173,63 €</text:p>
          </table:table-cell>
          <table:table-cell/>
          <table:table-cell office:value-type="float" office:value="70">
            <text:p>70</text:p>
          </table:table-cell>
          <table:table-cell table:formula="of:=(1+0.007)^([.F10]-[.$F$5])*[.$G$3]-1" office:value-type="percentage" office:value="-0.0162812300792837">
            <text:p>-1,63%</text:p>
          </table:table-cell>
          <table:table-cell table:formula="of:=(1-[.G10])*[.H9]" office:value-type="percentage" office:value="1.15825217591559">
            <text:p>115,83%</text:p>
          </table:table-cell>
          <table:table-cell table:formula="of:=[.$J$3]*[.H10]/(1+[.$C$3])^([.F10]-65)" office:value-type="currency" office:currency="EUR" office:value="3147.19404383788">
            <text:p>3.147,19 €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currency" office:currency="EUR" office:value="1200">
            <text:p>1.200,00 €</text:p>
          </table:table-cell>
          <table:table-cell table:formula="of:=[.C11]*(1+[.$C$3])^(65-[.A11])" office:value-type="currency" office:currency="EUR" office:value="2131.01362835689">
            <text:p>2.131,01 €</text:p>
          </table:table-cell>
          <table:table-cell/>
          <table:table-cell office:value-type="float" office:value="71">
            <text:p>71</text:p>
          </table:table-cell>
          <table:table-cell table:formula="of:=(1+0.007)^([.F11]-[.$F$5])*[.$G$3]-1" office:value-type="percentage" office:value="-0.00939519868983896">
            <text:p>-0,94%</text:p>
          </table:table-cell>
          <table:table-cell table:formula="of:=(1-[.G11])*[.H10]" office:value-type="percentage" office:value="1.16913418524126">
            <text:p>116,91%</text:p>
          </table:table-cell>
          <table:table-cell table:formula="of:=[.$J$3]*[.H11]/(1+[.$C$3])^([.F11]-65)" office:value-type="currency" office:currency="EUR" office:value="3114.47309528942">
            <text:p>3.114,47 €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currency" office:currency="EUR" office:value="1200">
            <text:p>1.200,00 €</text:p>
          </table:table-cell>
          <table:table-cell table:formula="of:=[.C12]*(1+[.$C$3])^(65-[.A12])" office:value-type="currency" office:currency="EUR" office:value="2089.22904740871">
            <text:p>2.089,23 €</text:p>
          </table:table-cell>
          <table:table-cell/>
          <table:table-cell office:value-type="float" office:value="72">
            <text:p>72</text:p>
          </table:table-cell>
          <table:table-cell table:formula="of:=(1+0.007)^([.F12]-[.$F$5])*[.$G$3]-1" office:value-type="percentage" office:value="-0.00246096508066784">
            <text:p>-0,25%</text:p>
          </table:table-cell>
          <table:table-cell table:formula="of:=(1-[.G12])*[.H11]" office:value-type="percentage" office:value="1.17201138364575">
            <text:p>117,20%</text:p>
          </table:table-cell>
          <table:table-cell table:formula="of:=[.$J$3]*[.H12]/(1+[.$C$3])^([.F12]-65)" office:value-type="currency" office:currency="EUR" office:value="3060.91931845256">
            <text:p>3.060,92 €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currency" office:currency="EUR" office:value="1200">
            <text:p>1.200,00 €</text:p>
          </table:table-cell>
          <table:table-cell table:formula="of:=[.C13]*(1+[.$C$3])^(65-[.A13])" office:value-type="currency" office:currency="EUR" office:value="2048.26377196933">
            <text:p>2.048,26 €</text:p>
          </table:table-cell>
          <table:table-cell/>
          <table:table-cell office:value-type="float" office:value="73">
            <text:p>73</text:p>
          </table:table-cell>
          <table:table-cell table:formula="of:=(1+0.007)^([.F13]-[.$F$5])*[.$G$3]-1" office:value-type="percentage" office:value="0.00452180816376724">
            <text:p>0,45%</text:p>
          </table:table-cell>
          <table:table-cell table:formula="of:=(1-[.G13])*[.H12]" office:value-type="percentage" office:value="1.16671177300316">
            <text:p>116,67%</text:p>
          </table:table-cell>
          <table:table-cell table:formula="of:=[.$J$3]*[.H13]/(1+[.$C$3])^([.F13]-65)" office:value-type="currency" office:currency="EUR" office:value="2987.33179263701">
            <text:p>2.987,33 €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currency" office:currency="EUR" office:value="1200">
            <text:p>1.200,00 €</text:p>
          </table:table-cell>
          <table:table-cell table:formula="of:=[.C14]*(1+[.$C$3])^(65-[.A14])" office:value-type="currency" office:currency="EUR" office:value="2008.10173722483">
            <text:p>2.008,10 €</text:p>
          </table:table-cell>
          <table:table-cell/>
          <table:table-cell office:value-type="float" office:value="74">
            <text:p>74</text:p>
          </table:table-cell>
          <table:table-cell table:formula="of:=(1+0.007)^([.F14]-[.$F$5])*[.$G$3]-1" office:value-type="percentage" office:value="0.0115534608209136">
            <text:p>1,16%</text:p>
          </table:table-cell>
          <table:table-cell table:formula="of:=(1-[.G14])*[.H13]" office:value-type="percentage" office:value="1.15323221424447">
            <text:p>115,32%</text:p>
          </table:table-cell>
          <table:table-cell table:formula="of:=[.$J$3]*[.H14]/(1+[.$C$3])^([.F14]-65)" office:value-type="currency" office:currency="EUR" office:value="2894.91938412913">
            <text:p>2.894,92 €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currency" office:currency="EUR" office:value="1200">
            <text:p>1.200,00 €</text:p>
          </table:table-cell>
          <table:table-cell table:formula="of:=[.C15]*(1+[.$C$3])^(65-[.A15])" office:value-type="currency" office:currency="EUR" office:value="1968.72719335768">
            <text:p>1.968,73 €</text:p>
          </table:table-cell>
          <table:table-cell/>
          <table:table-cell office:value-type="float" office:value="75">
            <text:p>75</text:p>
          </table:table-cell>
          <table:table-cell table:formula="of:=(1+0.007)^([.F15]-[.$F$5])*[.$G$3]-1" office:value-type="percentage" office:value="0.01863433504666">
            <text:p>1,86%</text:p>
          </table:table-cell>
          <table:table-cell table:formula="of:=(1-[.G15])*[.H14]" office:value-type="percentage" office:value="1.13174249877763">
            <text:p>113,17%</text:p>
          </table:table-cell>
          <table:table-cell table:formula="of:=[.$J$3]*[.H15]/(1+[.$C$3])^([.F15]-65)" office:value-type="currency" office:currency="EUR" office:value="2785.26910430607">
            <text:p>2.785,27 €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currency" office:currency="EUR" office:value="1200">
            <text:p>1.200,00 €</text:p>
          </table:table-cell>
          <table:table-cell table:formula="of:=[.C16]*(1+[.$C$3])^(65-[.A16])" office:value-type="currency" office:currency="EUR" office:value="1930.12469937027">
            <text:p>1.930,12 €</text:p>
          </table:table-cell>
          <table:table-cell/>
          <table:table-cell office:value-type="float" office:value="76">
            <text:p>76</text:p>
          </table:table-cell>
          <table:table-cell table:formula="of:=(1+0.007)^([.F16]-[.$F$5])*[.$G$3]-1" office:value-type="percentage" office:value="0.0257647753919865">
            <text:p>2,58%</text:p>
          </table:table-cell>
          <table:table-cell table:formula="of:=(1-[.G16])*[.H15]" office:value-type="percentage" office:value="1.10258340749506">
            <text:p>110,26%</text:p>
          </table:table-cell>
          <table:table-cell table:formula="of:=[.$J$3]*[.H16]/(1+[.$C$3])^([.F16]-65)" office:value-type="currency" office:currency="EUR" office:value="2660.30124649744">
            <text:p>2.660,30 €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currency" office:currency="EUR" office:value="1200">
            <text:p>1.200,00 €</text:p>
          </table:table-cell>
          <table:table-cell table:formula="of:=[.C17]*(1+[.$C$3])^(65-[.A17])" office:value-type="currency" office:currency="EUR" office:value="1892.27911702968">
            <text:p>1.892,28 €</text:p>
          </table:table-cell>
          <table:table-cell/>
          <table:table-cell office:value-type="float" office:value="77">
            <text:p>77</text:p>
          </table:table-cell>
          <table:table-cell table:formula="of:=(1+0.0072)^([.F17]-[.$F$5])*[.$G$3]-1" office:value-type="percentage" office:value="0.0354096552564478">
            <text:p>3,54%</text:p>
          </table:table-cell>
          <table:table-cell table:formula="of:=(1-[.G17])*[.H16]" office:value-type="percentage" office:value="1.06354130914418">
            <text:p>106,35%</text:p>
          </table:table-cell>
          <table:table-cell table:formula="of:=[.$J$3]*[.H17]/(1+[.$C$3])^([.F17]-65)" office:value-type="currency" office:currency="EUR" office:value="2515.7851926281">
            <text:p>2.515,79 €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currency" office:currency="EUR" office:value="1200">
            <text:p>1.200,00 €</text:p>
          </table:table-cell>
          <table:table-cell table:formula="of:=[.C18]*(1+[.$C$3])^(65-[.A18])" office:value-type="currency" office:currency="EUR" office:value="1855.17560493106">
            <text:p>1.855,18 €</text:p>
          </table:table-cell>
          <table:table-cell/>
          <table:table-cell office:value-type="float" office:value="78">
            <text:p>78</text:p>
          </table:table-cell>
          <table:table-cell table:formula="of:=(1+0.0072)^([.F18]-[.$F$5])*[.$G$3]-1" office:value-type="percentage" office:value="0.0428646047742944">
            <text:p>4,29%</text:p>
          </table:table-cell>
          <table:table-cell table:formula="of:=(1-[.G18])*[.H17]" office:value-type="percentage" office:value="1.01795303126658">
            <text:p>101,80%</text:p>
          </table:table-cell>
          <table:table-cell table:formula="of:=[.$J$3]*[.H18]/(1+[.$C$3])^([.F18]-65)" office:value-type="currency" office:currency="EUR" office:value="2360.7324065187">
            <text:p>2.360,73 €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currency" office:currency="EUR" office:value="1200">
            <text:p>1.200,00 €</text:p>
          </table:table-cell>
          <table:table-cell table:formula="of:=[.C19]*(1+[.$C$3])^(65-[.A19])" office:value-type="currency" office:currency="EUR" office:value="1818.79961267751">
            <text:p>1.818,80 €</text:p>
          </table:table-cell>
          <table:table-cell/>
          <table:table-cell office:value-type="float" office:value="79">
            <text:p>79</text:p>
          </table:table-cell>
          <table:table-cell table:formula="of:=(1+0.0072)^([.F19]-[.$F$5])*[.$G$3]-1" office:value-type="percentage" office:value="0.0503732299286694">
            <text:p>5,04%</text:p>
          </table:table-cell>
          <table:table-cell table:formula="of:=(1-[.G19])*[.H18]" office:value-type="percentage" office:value="0.966675449166003">
            <text:p>96,67%</text:p>
          </table:table-cell>
          <table:table-cell table:formula="of:=[.$J$3]*[.H19]/(1+[.$C$3])^([.F19]-65)" office:value-type="currency" office:currency="EUR" office:value="2197.85753941674">
            <text:p>2.197,86 €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currency" office:currency="EUR" office:value="1200">
            <text:p>1.200,00 €</text:p>
          </table:table-cell>
          <table:table-cell table:formula="of:=[.C20]*(1+[.$C$3])^(65-[.A20])" office:value-type="currency" office:currency="EUR" office:value="1783.13687517403">
            <text:p>1.783,14 €</text:p>
          </table:table-cell>
          <table:table-cell/>
          <table:table-cell office:value-type="float" office:value="80">
            <text:p>80</text:p>
          </table:table-cell>
          <table:table-cell table:formula="of:=(1+0.0072)^([.F20]-[.$F$5])*[.$G$3]-1" office:value-type="percentage" office:value="0.0579359171841558">
            <text:p>5,79%</text:p>
          </table:table-cell>
          <table:table-cell table:formula="of:=(1-[.G20])*[.H19]" office:value-type="percentage" office:value="0.910670220399165">
            <text:p>91,07%</text:p>
          </table:table-cell>
          <table:table-cell table:formula="of:=[.$J$3]*[.H20]/(1+[.$C$3])^([.F20]-65)" office:value-type="currency" office:currency="EUR" office:value="2029.92416375541">
            <text:p>2.029,92 €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currency" office:currency="EUR" office:value="1200">
            <text:p>1.200,00 €</text:p>
          </table:table-cell>
          <table:table-cell table:formula="of:=[.C21]*(1+[.$C$3])^(65-[.A21])" office:value-type="currency" office:currency="EUR" office:value="1748.17340703336">
            <text:p>1.748,17 €</text:p>
          </table:table-cell>
          <table:table-cell/>
          <table:table-cell office:value-type="float" office:value="81">
            <text:p>81</text:p>
          </table:table-cell>
          <table:table-cell table:formula="of:=(1+0.0072)^([.F21]-[.$F$5])*[.$G$3]-1" office:value-type="percentage" office:value="0.0655530557878818">
            <text:p>6,56%</text:p>
          </table:table-cell>
          <table:table-cell table:formula="of:=(1-[.G21])*[.H20]" office:value-type="percentage" office:value="0.850973004636975">
            <text:p>85,10%</text:p>
          </table:table-cell>
          <table:table-cell table:formula="of:=[.$J$3]*[.H21]/(1+[.$C$3])^([.F21]-65)" office:value-type="currency" office:currency="EUR" office:value="1859.66316843489">
            <text:p>1.859,66 €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currency" office:currency="EUR" office:value="1200">
            <text:p>1.200,00 €</text:p>
          </table:table-cell>
          <table:table-cell table:formula="of:=[.C22]*(1+[.$C$3])^(65-[.A22])" office:value-type="currency" office:currency="EUR" office:value="1713.89549709153">
            <text:p>1.713,90 €</text:p>
          </table:table-cell>
          <table:table-cell/>
          <table:table-cell office:value-type="float" office:value="82">
            <text:p>82</text:p>
          </table:table-cell>
          <table:table-cell table:formula="of:=(1+0.0072)^([.F22]-[.$F$5])*[.$G$3]-1" office:value-type="percentage" office:value="0.0732250377895547">
            <text:p>7,32%</text:p>
          </table:table-cell>
          <table:table-cell table:formula="of:=(1-[.G22])*[.H21]" office:value-type="percentage" office:value="0.788660474214542">
            <text:p>78,87%</text:p>
          </table:table-cell>
          <table:table-cell table:formula="of:=[.$J$3]*[.H22]/(1+[.$C$3])^([.F22]-65)" office:value-type="currency" office:currency="EUR" office:value="1689.69535553961">
            <text:p>1.689,70 €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currency" office:currency="EUR" office:value="1200">
            <text:p>1.200,00 €</text:p>
          </table:table-cell>
          <table:table-cell table:formula="of:=[.C23]*(1+[.$C$3])^(65-[.A23])" office:value-type="currency" office:currency="EUR" office:value="1680.28970303091">
            <text:p>1.680,29 €</text:p>
          </table:table-cell>
          <table:table-cell/>
          <table:table-cell office:value-type="float" office:value="83">
            <text:p>83</text:p>
          </table:table-cell>
          <table:table-cell table:formula="of:=(1+0.0072)^([.F23]-[.$F$5])*[.$G$3]-1" office:value-type="percentage" office:value="0.0809522580616397">
            <text:p>8,10%</text:p>
          </table:table-cell>
          <table:table-cell table:formula="of:=(1-[.G23])*[.H22]" office:value-type="percentage" office:value="0.724816627982911">
            <text:p>72,48%</text:p>
          </table:table-cell>
          <table:table-cell table:formula="of:=[.$J$3]*[.H23]/(1+[.$C$3])^([.F23]-65)" office:value-type="currency" office:currency="EUR" office:value="1522.46147163962">
            <text:p>1.522,46 €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currency" office:currency="EUR" office:value="1200">
            <text:p>1.200,00 €</text:p>
          </table:table-cell>
          <table:table-cell table:formula="of:=[.C24]*(1+[.$C$3])^(65-[.A24])" office:value-type="currency" office:currency="EUR" office:value="1647.34284610874">
            <text:p>1.647,34 €</text:p>
          </table:table-cell>
          <table:table-cell/>
          <table:table-cell office:value-type="float" office:value="84">
            <text:p>84</text:p>
          </table:table-cell>
          <table:table-cell table:formula="of:=(1+0.0072)^([.F24]-[.$F$5])*[.$G$3]-1" office:value-type="percentage" office:value="0.0887351143196835">
            <text:p>8,87%</text:p>
          </table:table-cell>
          <table:table-cell table:formula="of:=(1-[.G24])*[.H23]" office:value-type="percentage" office:value="0.66049994163804">
            <text:p>66,05%</text:p>
          </table:table-cell>
          <table:table-cell table:formula="of:=[.$J$3]*[.H24]/(1+[.$C$3])^([.F24]-65)" office:value-type="currency" office:currency="EUR" office:value="1360.16243030035">
            <text:p>1.360,16 €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currency" office:currency="EUR" office:value="1200">
            <text:p>1.200,00 €</text:p>
          </table:table-cell>
          <table:table-cell table:formula="of:=[.C25]*(1+[.$C$3])^(65-[.A25])" office:value-type="currency" office:currency="EUR" office:value="1615.04200598896">
            <text:p>1.615,04 €</text:p>
          </table:table-cell>
          <table:table-cell/>
          <table:table-cell office:value-type="float" office:value="85">
            <text:p>85</text:p>
          </table:table-cell>
          <table:table-cell table:formula="of:=(1+0.008)^([.F25]-[.$F$5])*[.$G$3]-1" office:value-type="percentage" office:value="0.114125841306457">
            <text:p>11,41%</text:p>
          </table:table-cell>
          <table:table-cell table:formula="of:=(1-[.G25])*[.H24]" office:value-type="percentage" office:value="0.585119830115733">
            <text:p>58,51%</text:p>
          </table:table-cell>
          <table:table-cell table:formula="of:=[.$J$3]*[.H25]/(1+[.$C$3])^([.F25]-65)" office:value-type="currency" office:currency="EUR" office:value="1181.30661630284">
            <text:p>1.181,31 €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currency" office:currency="EUR" office:value="1200">
            <text:p>1.200,00 €</text:p>
          </table:table-cell>
          <table:table-cell table:formula="of:=[.C26]*(1+[.$C$3])^(65-[.A26])" office:value-type="currency" office:currency="EUR" office:value="1583.37451567545">
            <text:p>1.583,37 €</text:p>
          </table:table-cell>
          <table:table-cell/>
          <table:table-cell office:value-type="float" office:value="86">
            <text:p>86</text:p>
          </table:table-cell>
          <table:table-cell table:formula="of:=(1+0.008)^([.F26]-[.$F$5])*[.$G$3]-1" office:value-type="percentage" office:value="0.123038848036909">
            <text:p>12,30%</text:p>
          </table:table-cell>
          <table:table-cell table:formula="of:=(1-[.G26])*[.H25]" office:value-type="percentage" office:value="0.513127360254742">
            <text:p>51,31%</text:p>
          </table:table-cell>
          <table:table-cell table:formula="of:=[.$J$3]*[.H26]/(1+[.$C$3])^([.F26]-65)" office:value-type="currency" office:currency="EUR" office:value="1015.64706966133">
            <text:p>1.015,65 €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currency" office:currency="EUR" office:value="1200">
            <text:p>1.200,00 €</text:p>
          </table:table-cell>
          <table:table-cell table:formula="of:=[.C27]*(1+[.$C$3])^(65-[.A27])" office:value-type="currency" office:currency="EUR" office:value="1552.32795654456">
            <text:p>1.552,33 €</text:p>
          </table:table-cell>
          <table:table-cell/>
          <table:table-cell office:value-type="float" office:value="87">
            <text:p>87</text:p>
          </table:table-cell>
          <table:table-cell table:formula="of:=(1+0.008)^([.F27]-[.$F$5])*[.$G$3]-1" office:value-type="percentage" office:value="0.132023158821204">
            <text:p>13,20%</text:p>
          </table:table-cell>
          <table:table-cell table:formula="of:=(1-[.G27])*[.H26]" office:value-type="percentage" office:value="0.445382665276325">
            <text:p>44,54%</text:p>
          </table:table-cell>
          <table:table-cell table:formula="of:=[.$J$3]*[.H27]/(1+[.$C$3])^([.F27]-65)" office:value-type="currency" office:currency="EUR" office:value="864.272681644256">
            <text:p>864,27 €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currency" office:currency="EUR" office:value="1200">
            <text:p>1.200,00 €</text:p>
          </table:table-cell>
          <table:table-cell table:formula="of:=[.C28]*(1+[.$C$3])^(65-[.A28])" office:value-type="currency" office:currency="EUR" office:value="1521.89015347505">
            <text:p>1.521,89 €</text:p>
          </table:table-cell>
          <table:table-cell/>
          <table:table-cell office:value-type="float" office:value="88">
            <text:p>88</text:p>
          </table:table-cell>
          <table:table-cell table:formula="of:=(1+0.008)^([.F28]-[.$F$5])*[.$G$3]-1" office:value-type="percentage" office:value="0.141079344091773">
            <text:p>14,11%</text:p>
          </table:table-cell>
          <table:table-cell table:formula="of:=(1-[.G28])*[.H27]" office:value-type="percentage" office:value="0.382548370989295">
            <text:p>38,25%</text:p>
          </table:table-cell>
          <table:table-cell table:formula="of:=[.$J$3]*[.H28]/(1+[.$C$3])^([.F28]-65)" office:value-type="currency" office:currency="EUR" office:value="727.785939805339">
            <text:p>727,79 €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currency" office:currency="EUR" office:value="1200">
            <text:p>1.200,00 €</text:p>
          </table:table-cell>
          <table:table-cell table:formula="of:=[.C29]*(1+[.$C$3])^(65-[.A29])" office:value-type="currency" office:currency="EUR" office:value="1492.04917007358">
            <text:p>1.492,05 €</text:p>
          </table:table-cell>
          <table:table-cell/>
          <table:table-cell office:value-type="float" office:value="89">
            <text:p>89</text:p>
          </table:table-cell>
          <table:table-cell table:formula="of:=(1+0.008)^([.F29]-[.$F$5])*[.$G$3]-1" office:value-type="percentage" office:value="0.150207978844508">
            <text:p>15,02%</text:p>
          </table:table-cell>
          <table:table-cell table:formula="of:=(1-[.G29])*[.H28]" office:value-type="percentage" office:value="0.325086553372734">
            <text:p>32,51%</text:p>
          </table:table-cell>
          <table:table-cell table:formula="of:=[.$J$3]*[.H29]/(1+[.$C$3])^([.F29]-65)" office:value-type="currency" office:currency="EUR" office:value="606.33988701542">
            <text:p>606,34 €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currency" office:currency="EUR" office:value="1200">
            <text:p>1.200,00 €</text:p>
          </table:table-cell>
          <table:table-cell table:formula="of:=[.C30]*(1+[.$C$3])^(65-[.A30])" office:value-type="currency" office:currency="EUR" office:value="1462.79330399371">
            <text:p>1.462,79 €</text:p>
          </table:table-cell>
          <table:table-cell/>
          <table:table-cell office:value-type="float" office:value="90">
            <text:p>90</text:p>
          </table:table-cell>
          <table:table-cell table:formula="of:=(1+0.008)^([.F30]-[.$F$5])*[.$G$3]-1" office:value-type="percentage" office:value="0.159409642675264">
            <text:p>15,94%</text:p>
          </table:table-cell>
          <table:table-cell table:formula="of:=(1-[.G30])*[.H29]" office:value-type="percentage" office:value="0.273264622061053">
            <text:p>27,33%</text:p>
          </table:table-cell>
          <table:table-cell table:formula="of:=[.$J$3]*[.H30]/(1+[.$C$3])^([.F30]-65)" office:value-type="currency" office:currency="EUR" office:value="499.689668908365">
            <text:p>499,69 €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currency" office:currency="EUR" office:value="1200">
            <text:p>1.200,00 €</text:p>
          </table:table-cell>
          <table:table-cell table:formula="of:=[.C31]*(1+[.$C$3])^(65-[.A31])" office:value-type="currency" office:currency="EUR" office:value="1434.11108234677">
            <text:p>1.434,11 €</text:p>
          </table:table-cell>
          <table:table-cell/>
          <table:table-cell office:value-type="float" office:value="91">
            <text:p>91</text:p>
          </table:table-cell>
          <table:table-cell table:formula="of:=(1+0.008)^([.F31]-[.$F$5])*[.$G$3]-1" office:value-type="percentage" office:value="0.168684919816666">
            <text:p>16,87%</text:p>
          </table:table-cell>
          <table:table-cell table:formula="of:=(1-[.G31])*[.H30]" office:value-type="percentage" office:value="0.227169001199953">
            <text:p>22,72%</text:p>
          </table:table-cell>
          <table:table-cell table:formula="of:=[.$J$3]*[.H31]/(1+[.$C$3])^([.F31]-65)" office:value-type="currency" office:currency="EUR" office:value="407.254467818962">
            <text:p>407,25 €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currency" office:currency="EUR" office:value="1200">
            <text:p>1.200,00 €</text:p>
          </table:table-cell>
          <table:table-cell table:formula="of:=[.C32]*(1+[.$C$3])^(65-[.A32])" office:value-type="currency" office:currency="EUR" office:value="1405.99125720272">
            <text:p>1.405,99 €</text:p>
          </table:table-cell>
          <table:table-cell/>
          <table:table-cell office:value-type="float" office:value="92">
            <text:p>92</text:p>
          </table:table-cell>
          <table:table-cell table:formula="of:=(1+0.008)^([.F32]-[.$F$5])*[.$G$3]-1" office:value-type="percentage" office:value="0.178034399175199">
            <text:p>17,80%</text:p>
          </table:table-cell>
          <table:table-cell table:formula="of:=(1-[.G32])*[.H31]" office:value-type="percentage" office:value="0.186725104560089">
            <text:p>18,67%</text:p>
          </table:table-cell>
          <table:table-cell table:formula="of:=[.$J$3]*[.H32]/(1+[.$C$3])^([.F32]-65)" office:value-type="currency" office:currency="EUR" office:value="328.185454244507">
            <text:p>328,19 €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currency" office:currency="EUR" office:value="1200">
            <text:p>1.200,00 €</text:p>
          </table:table-cell>
          <table:table-cell table:formula="of:=[.C33]*(1+[.$C$3])^(65-[.A33])" office:value-type="currency" office:currency="EUR" office:value="1378.42280117914">
            <text:p>1.378,42 €</text:p>
          </table:table-cell>
          <table:table-cell/>
          <table:table-cell office:value-type="float" office:value="93">
            <text:p>93</text:p>
          </table:table-cell>
          <table:table-cell table:formula="of:=(1+0.008)^([.F33]-[.$F$5])*[.$G$3]-1" office:value-type="percentage" office:value="0.187458674368601">
            <text:p>18,75%</text:p>
          </table:table-cell>
          <table:table-cell table:formula="of:=(1-[.G33])*[.H32]" office:value-type="percentage" office:value="0.151721863987917">
            <text:p>15,17%</text:p>
          </table:table-cell>
          <table:table-cell table:formula="of:=[.$J$3]*[.H33]/(1+[.$C$3])^([.F33]-65)" office:value-type="currency" office:currency="EUR" office:value="261.43553337723">
            <text:p>261,44 €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currency" office:currency="EUR" office:value="1200">
            <text:p>1.200,00 €</text:p>
          </table:table-cell>
          <table:table-cell table:formula="of:=[.C34]*(1+[.$C$3])^(65-[.A34])" office:value-type="currency" office:currency="EUR" office:value="1351.3949031168">
            <text:p>1.351,39 €</text:p>
          </table:table-cell>
          <table:table-cell/>
          <table:table-cell office:value-type="float" office:value="94">
            <text:p>94</text:p>
          </table:table-cell>
          <table:table-cell table:formula="of:=(1+0.008)^([.F34]-[.$F$5])*[.$G$3]-1" office:value-type="percentage" office:value="0.19695834376355">
            <text:p>19,70%</text:p>
          </table:table-cell>
          <table:table-cell table:formula="of:=(1-[.G34])*[.H33]" office:value-type="percentage" office:value="0.121838976944138">
            <text:p>12,18%</text:p>
          </table:table-cell>
          <table:table-cell table:formula="of:=[.$J$3]*[.H34]/(1+[.$C$3])^([.F34]-65)" office:value-type="currency" office:currency="EUR" office:value="205.827082080697">
            <text:p>205,83 €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currency" office:currency="EUR" office:value="1200">
            <text:p>1.200,00 €</text:p>
          </table:table-cell>
          <table:table-cell table:formula="of:=[.C35]*(1+[.$C$3])^(65-[.A35])" office:value-type="currency" office:currency="EUR" office:value="1324.89696384">
            <text:p>1.324,90 €</text:p>
          </table:table-cell>
          <table:table-cell/>
          <table:table-cell office:value-type="float" office:value="95">
            <text:p>95</text:p>
          </table:table-cell>
          <table:table-cell table:formula="of:=(1+0.008)^([.F35]-[.$F$5])*[.$G$3]-1" office:value-type="percentage" office:value="0.206534010513658">
            <text:p>20,65%</text:p>
          </table:table-cell>
          <table:table-cell table:formula="of:=(1-[.G35])*[.H34]" office:value-type="percentage" office:value="0.096675084398984">
            <text:p>9,67%</text:p>
          </table:table-cell>
          <table:table-cell table:formula="of:=[.$J$3]*[.H35]/(1+[.$C$3])^([.F35]-65)" office:value-type="currency" office:currency="EUR" office:value="160.114499359065">
            <text:p>160,11 €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currency" office:currency="EUR" office:value="1200">
            <text:p>1.200,00 €</text:p>
          </table:table-cell>
          <table:table-cell table:formula="of:=[.C36]*(1+[.$C$3])^(65-[.A36])" office:value-type="currency" office:currency="EUR" office:value="1298.918592">
            <text:p>1.298,92 €</text:p>
          </table:table-cell>
          <table:table-cell/>
          <table:table-cell office:value-type="float" office:value="96">
            <text:p>96</text:p>
          </table:table-cell>
          <table:table-cell table:formula="of:=(1+0.008)^([.F36]-[.$F$5])*[.$G$3]-1" office:value-type="percentage" office:value="0.216186282597767">
            <text:p>21,62%</text:p>
          </table:table-cell>
          <table:table-cell table:formula="of:=(1-[.G36])*[.H35]" office:value-type="percentage" office:value="0.0757752572829422">
            <text:p>7,58%</text:p>
          </table:table-cell>
          <table:table-cell table:formula="of:=[.$J$3]*[.H36]/(1+[.$C$3])^([.F36]-65)" office:value-type="currency" office:currency="EUR" office:value="123.039157796692">
            <text:p>123,04 €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currency" office:currency="EUR" office:value="1200">
            <text:p>1.200,00 €</text:p>
          </table:table-cell>
          <table:table-cell table:formula="of:=[.C37]*(1+[.$C$3])^(65-[.A37])" office:value-type="currency" office:currency="EUR" office:value="1273.4496">
            <text:p>1.273,45 €</text:p>
          </table:table-cell>
          <table:table-cell/>
          <table:table-cell office:value-type="float" office:value="97">
            <text:p>97</text:p>
          </table:table-cell>
          <table:table-cell table:formula="of:=(1+0.008)^([.F37]-[.$F$5])*[.$G$3]-1" office:value-type="percentage" office:value="0.225915772858549">
            <text:p>22,59%</text:p>
          </table:table-cell>
          <table:table-cell table:formula="of:=(1-[.G37])*[.H36]" office:value-type="percentage" office:value="0.0586564314703109">
            <text:p>5,87%</text:p>
          </table:table-cell>
          <table:table-cell table:formula="of:=[.$J$3]*[.H37]/(1+[.$C$3])^([.F37]-65)" office:value-type="currency" office:currency="EUR" office:value="93.3751680109683">
            <text:p>93,38 €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currency" office:currency="EUR" office:value="1200">
            <text:p>1.200,00 €</text:p>
          </table:table-cell>
          <table:table-cell table:formula="of:=[.C38]*(1+[.$C$3])^(65-[.A38])" office:value-type="currency" office:currency="EUR" office:value="1248.48">
            <text:p>1.248,48 €</text:p>
          </table:table-cell>
          <table:table-cell/>
          <table:table-cell office:value-type="float" office:value="98">
            <text:p>98</text:p>
          </table:table-cell>
          <table:table-cell table:formula="of:=(1+0.008)^([.F38]-[.$F$5])*[.$G$3]-1" office:value-type="percentage" office:value="0.235723099041418">
            <text:p>23,57%</text:p>
          </table:table-cell>
          <table:table-cell table:formula="of:=(1-[.G38])*[.H37]" office:value-type="percentage" office:value="0.0448297556654187">
            <text:p>4,48%</text:p>
          </table:table-cell>
          <table:table-cell table:formula="of:=[.$J$3]*[.H38]/(1+[.$C$3])^([.F38]-65)" office:value-type="currency" office:currency="EUR" office:value="69.9651804254017">
            <text:p>69,97 €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currency" office:currency="EUR" office:value="1200">
            <text:p>1.200,00 €</text:p>
          </table:table-cell>
          <table:table-cell table:formula="of:=[.C39]*(1+[.$C$3])^(65-[.A39])" office:value-type="currency" office:currency="EUR" office:value="1224">
            <text:p>1.224,00 €</text:p>
          </table:table-cell>
          <table:table-cell/>
          <table:table-cell office:value-type="float" office:value="99">
            <text:p>99</text:p>
          </table:table-cell>
          <table:table-cell table:formula="of:=(1+0.008)^([.F39]-[.$F$5])*[.$G$3]-1" office:value-type="percentage" office:value="0.245608883833749">
            <text:p>24,56%</text:p>
          </table:table-cell>
          <table:table-cell table:formula="of:=(1-[.G39])*[.H38]" office:value-type="percentage" office:value="0.0338191694138955">
            <text:p>3,38%</text:p>
          </table:table-cell>
          <table:table-cell table:formula="of:=[.$J$3]*[.H39]/(1+[.$C$3])^([.F39]-65)" office:value-type="currency" office:currency="EUR" office:value="51.7461868175411">
            <text:p>51,75 €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currency" office:currency="EUR" office:value="1200">
            <text:p>1.200,00 €</text:p>
          </table:table-cell>
          <table:table-cell table:formula="of:=[.C40]*(1+[.$C$3])^(65-[.A40])" office:value-type="currency" office:currency="EUR" office:value="1200">
            <text:p>1.200,00 €</text:p>
          </table:table-cell>
          <table:table-cell/>
          <table:table-cell office:value-type="float" office:value="100">
            <text:p>100</text:p>
          </table:table-cell>
          <table:table-cell table:formula="of:=(1+0.008)^([.F40]-[.$F$5])*[.$G$3]-1" office:value-type="percentage" office:value="0.255573754904419">
            <text:p>25,56%</text:p>
          </table:table-cell>
          <table:table-cell table:formula="of:=(1-[.G40])*[.H39]" office:value-type="percentage" office:value="0.0251758772990375">
            <text:p>2,52%</text:p>
          </table:table-cell>
          <table:table-cell table:formula="of:=[.$J$3]*[.H40]/(1+[.$C$3])^([.F40]-65)" office:value-type="currency" office:currency="EUR" office:value="37.7659015201927">
            <text:p>37,77 €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formula="of:=SUM([.D5:.D40])" office:value-type="currency" office:currency="EUR" office:value="62393.2406229423">
            <text:p>62.393,24 €</text:p>
          </table:table-cell>
          <table:table-cell table:number-columns-repeated="2"/>
          <table:table-cell table:style-name="Default" table:number-columns-repeated="2"/>
          <table:table-cell table:formula="of:=SUM([.I5:.I40])" office:value-type="currency" office:currency="EUR" office:value="58315.6850235931">
            <text:p>58.315,69 €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4">04.10.2020</text:date>, <text:time>17:45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4T16:50:32.34</meta:creation-date>
    <dc:date>2020-10-04T17:45:06.90</dc:date>
    <dc:creator>aaa </dc:creator>
    <meta:editing-duration>PT23M4S</meta:editing-duration>
    <meta:editing-cycles>1</meta:editing-cycles>
    <meta:document-statistic meta:table-count="3" meta:cell-count="309" meta:object-count="0"/>
    <meta:generator>OpenOffice/4.1.5$Win32 OpenOffice.org_project/415m1$Build-9789</meta:generator>
  </office:meta>
</office:document-meta>
</file>